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officeooo:rsid="001e62b3" officeooo:paragraph-rsid="001e62b3"/>
    </style:style>
    <style:style style:name="P2" style:family="paragraph" style:parent-style-name="Subtitle">
      <style:text-properties officeooo:rsid="001e62b3" officeooo:paragraph-rsid="001e62b3"/>
    </style:style>
    <style:style style:name="P3" style:family="paragraph" style:parent-style-name="Text_20_body">
      <style:text-properties officeooo:rsid="001e62b3" officeooo:paragraph-rsid="001e62b3"/>
    </style:style>
    <style:style style:name="P4" style:family="paragraph" style:parent-style-name="Text_20_body">
      <style:paragraph-properties fo:text-align="start" style:justify-single-word="false"/>
      <style:text-properties officeooo:rsid="001e62b3" officeooo:paragraph-rsid="001e62b3"/>
    </style:style>
    <style:style style:name="P5" style:family="paragraph" style:parent-style-name="Text_20_body">
      <style:text-properties officeooo:paragraph-rsid="001e62b3"/>
    </style:style>
    <style:style style:name="P6" style:family="paragraph" style:parent-style-name="Text_20_body" style:list-style-name="L1">
      <style:text-properties officeooo:rsid="00265bf9" officeooo:paragraph-rsid="00265bf9"/>
    </style:style>
    <style:style style:name="P7" style:family="paragraph" style:parent-style-name="Text_20_body">
      <style:text-properties officeooo:rsid="00265bf9" officeooo:paragraph-rsid="00265bf9"/>
    </style:style>
    <style:style style:name="P8" style:family="paragraph" style:parent-style-name="Title">
      <style:text-properties officeooo:rsid="001e62b3" officeooo:paragraph-rsid="001e62b3"/>
    </style:style>
    <style:style style:name="T1" style:family="text">
      <style:text-properties officeooo:rsid="001e62b3"/>
    </style:style>
    <style:style style:name="T2" style:family="text">
      <style:text-properties officeooo:rsid="001fe99a"/>
    </style:style>
    <style:style style:name="T3" style:family="text">
      <style:text-properties style:text-position="super 58%"/>
    </style:style>
    <style:style style:name="T4" style:family="text">
      <style:text-properties style:text-position="super 58%" officeooo:rsid="001fe99a"/>
    </style:style>
    <style:style style:name="T5" style:family="text">
      <style:text-properties style:text-position="super 58%" officeooo:rsid="00212eca"/>
    </style:style>
    <style:style style:name="T6" style:family="text">
      <style:text-properties style:text-position="super 58%" officeooo:rsid="00220950"/>
    </style:style>
    <style:style style:name="T7" style:family="text">
      <style:text-properties style:text-position="super 58%" officeooo:rsid="00235f19"/>
    </style:style>
    <style:style style:name="T8" style:family="text">
      <style:text-properties style:text-position="super 58%" officeooo:rsid="0023c46d"/>
    </style:style>
    <style:style style:name="T9" style:family="text">
      <style:text-properties style:text-position="super 58%" officeooo:rsid="00283cb7"/>
    </style:style>
    <style:style style:name="T10" style:family="text">
      <style:text-properties style:text-position="super 58%" officeooo:rsid="00285159"/>
    </style:style>
    <style:style style:name="T11" style:family="text">
      <style:text-properties style:text-position="super 58%" style:font-name="Liberation Serif1" officeooo:rsid="00285159" style:font-name-asian="Noto Serif CJK SC" style:font-name-complex="Noto Sans Devanagari1"/>
    </style:style>
    <style:style style:name="T12" style:family="text">
      <style:text-properties style:text-position="super 58%" officeooo:rsid="00285f00"/>
    </style:style>
    <style:style style:name="T13" style:family="text">
      <style:text-properties style:text-position="super 58%" officeooo:rsid="0029dcac"/>
    </style:style>
    <style:style style:name="T14" style:family="text">
      <style:text-properties style:text-position="super 58%" officeooo:rsid="002abed2"/>
    </style:style>
    <style:style style:name="T15" style:family="text">
      <style:text-properties style:text-position="0% 100%"/>
    </style:style>
    <style:style style:name="T16" style:family="text">
      <style:text-properties style:text-position="0% 100%" officeooo:rsid="001fe99a"/>
    </style:style>
    <style:style style:name="T17" style:family="text">
      <style:text-properties style:text-position="0% 100%" officeooo:rsid="00212eca"/>
    </style:style>
    <style:style style:name="T18" style:family="text">
      <style:text-properties style:text-position="0% 100%" officeooo:rsid="00220950"/>
    </style:style>
    <style:style style:name="T19" style:family="text">
      <style:text-properties style:text-position="0% 100%" officeooo:rsid="00235f19"/>
    </style:style>
    <style:style style:name="T20" style:family="text">
      <style:text-properties style:text-position="0% 100%" officeooo:rsid="0023c46d"/>
    </style:style>
    <style:style style:name="T21" style:family="text">
      <style:text-properties style:text-position="0% 100%" style:font-name="Liberation Serif1" officeooo:rsid="00285159" style:font-name-asian="Noto Serif CJK SC" style:font-name-complex="Noto Sans Devanagari1"/>
    </style:style>
    <style:style style:name="T22" style:family="text">
      <style:text-properties style:text-position="0% 100%" officeooo:rsid="00283cb7"/>
    </style:style>
    <style:style style:name="T23" style:family="text">
      <style:text-properties style:text-position="0% 100%" officeooo:rsid="00285159"/>
    </style:style>
    <style:style style:name="T24" style:family="text">
      <style:text-properties style:text-position="0% 100%" officeooo:rsid="00285f00"/>
    </style:style>
    <style:style style:name="T25" style:family="text">
      <style:text-properties style:text-position="0% 100%" officeooo:rsid="0029dcac"/>
    </style:style>
    <style:style style:name="T26" style:family="text">
      <style:text-properties style:text-position="0% 100%" officeooo:rsid="002abed2"/>
    </style:style>
    <style:style style:name="T27" style:family="text">
      <style:text-properties officeooo:rsid="00212eca"/>
    </style:style>
    <style:style style:name="T28" style:family="text">
      <style:text-properties officeooo:rsid="00220950"/>
    </style:style>
    <style:style style:name="T29" style:family="text">
      <style:text-properties officeooo:rsid="00235f19"/>
    </style:style>
    <style:style style:name="T30" style:family="text">
      <style:text-properties officeooo:rsid="0023c46d"/>
    </style:style>
    <style:style style:name="T31" style:family="text">
      <style:text-properties officeooo:rsid="0024a4aa"/>
    </style:style>
    <style:style style:name="T32" style:family="text">
      <style:text-properties officeooo:rsid="00265bf9"/>
    </style:style>
    <style:style style:name="T33" style:family="text">
      <style:text-properties style:font-name="Liberation Serif" officeooo:rsid="00265bf9" style:font-name-asian="Liberation Serif" style:font-name-complex="Liberation Serif"/>
    </style:style>
    <style:style style:name="T34" style:family="text">
      <style:text-properties style:font-name="Liberation Serif" officeooo:rsid="00285159" style:font-name-asian="Liberation Serif" style:font-name-complex="Liberation Serif"/>
    </style:style>
    <style:style style:name="T35" style:family="text">
      <style:text-properties style:font-name="Liberation Serif1" officeooo:rsid="00265bf9" style:font-name-asian="Noto Serif CJK SC" style:font-name-complex="Noto Sans Devanagari1"/>
    </style:style>
    <style:style style:name="T36" style:family="text">
      <style:text-properties style:font-name="Liberation Serif1" officeooo:rsid="00285159" style:font-name-asian="Noto Serif CJK SC" style:font-name-complex="Noto Sans Devanagari1"/>
    </style:style>
    <style:style style:name="T37" style:family="text">
      <style:text-properties style:font-name="Liberation Serif1" officeooo:rsid="00283cb7"/>
    </style:style>
    <style:style style:name="T38" style:family="text">
      <style:text-properties officeooo:rsid="00283cb7"/>
    </style:style>
    <style:style style:name="T39" style:family="text">
      <style:text-properties officeooo:rsid="00285159"/>
    </style:style>
    <style:style style:name="T40" style:family="text">
      <style:text-properties style:text-position="sub 58%" style:font-name="Liberation Serif1" officeooo:rsid="00285159" style:font-name-asian="Noto Serif CJK SC" style:font-name-complex="Noto Sans Devanagari1"/>
    </style:style>
    <style:style style:name="T41" style:family="text">
      <style:text-properties style:text-position="sub 58%" style:font-name="Liberation Serif" officeooo:rsid="00285159" style:font-name-asian="Liberation Serif" style:font-name-complex="Liberation Serif"/>
    </style:style>
    <style:style style:name="T42" style:family="text">
      <style:text-properties officeooo:rsid="00285f00"/>
    </style:style>
    <style:style style:name="T43" style:family="text">
      <style:text-properties officeooo:rsid="0029dcac"/>
    </style:style>
    <style:style style:name="T44" style:family="text">
      <style:text-properties officeooo:rsid="002abed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ath 2513</text:p>
      <text:p text:style-name="P2">Final Exam – Due: August 6, 2024</text:p>
      <text:p text:style-name="P3"/>
      <text:p text:style-name="P3">Q1 – What are the three equations <text:s/>for the line going through the points (0,1,2) and (-1,3,2)? Label each equation.</text:p>
      <text:p text:style-name="P3"/>
      <text:p text:style-name="P3">Q2 – <text:span text:style-name="T2">What are the three equations of the plane going through the point (9,2,3), with the normal vector [1,2,0]? Label each equation.</text:span></text:p>
      <text:p text:style-name="P3"/>
      <text:p text:style-name="P3">Q3 – <text:span text:style-name="T2">Show that Clairault’s Theorem holds for the equation e</text:span><text:span text:style-name="T4">xy</text:span><text:span text:style-name="T16">sin(x</text:span><text:span text:style-name="T4">2</text:span><text:span text:style-name="T16">).</text:span></text:p>
      <text:p text:style-name="P3"><text:span text:style-name="T16"/></text:p>
      <text:p text:style-name="P3">Q4 – <text:span text:style-name="T2">Given the surface z=x</text:span><text:span text:style-name="T4">2</text:span><text:span text:style-name="T16">y + xy</text:span><text:span text:style-name="T4">2</text:span><text:span text:style-name="T16">, find the tangent plane at the point (0,0,0).</text:span></text:p>
      <text:p text:style-name="P3"><text:span text:style-name="T16"/></text:p>
      <text:p text:style-name="P3">Q5 – <text:span text:style-name="T27">Given the equation f(x,y) = e</text:span><text:span text:style-name="T5">x</text:span><text:span text:style-name="T17">sin(y), we know that the value at (0,0) is 0. What is the constant approximation of the value at (0.5,0.5)? What is the linear approximation at the same point? What is the actual value?</text:span></text:p>
      <text:p text:style-name="P3"><text:span text:style-name="T17"/></text:p>
      <text:p text:style-name="P3">Q6 – <text:span text:style-name="T27">What is the 3</text:span><text:span text:style-name="T5">rd</text:span><text:span text:style-name="T27"> order Taylor polynomial of the function f(x,y,z) = 5x + e</text:span><text:span text:style-name="T5">yz</text:span><text:span text:style-name="T17">, about the point (0,0,0)?</text:span></text:p>
      <text:p text:style-name="P3"><text:span text:style-name="T17"/></text:p>
      <text:p text:style-name="P3">Q7 - <text:tab/><text:span text:style-name="T28">What is the directional derivative of the function f(x,y) = xy</text:span><text:span text:style-name="T6">2</text:span><text:span text:style-name="T18"> in the direction of the x-axis unit vector?</text:span></text:p>
      <text:p text:style-name="P3"><text:span text:style-name="T18"/></text:p>
      <text:p text:style-name="P3">Q8 – <text:span text:style-name="T28">What are the critical points of the equation </text:span><text:span text:style-name="T29">f(x,y) = x</text:span><text:span text:style-name="T7">2</text:span><text:span text:style-name="T19">y? Are any minimums, maximums or saddle points?</text:span></text:p>
      <text:p text:style-name="P3"><text:span text:style-name="T19"/></text:p>
      <text:p text:style-name="P3">Q9 – <text:span text:style-name="T29">Using Lagrange multipliers, find the maxima and minima </text:span><text:span text:style-name="T30">of the surface (xy+5y</text:span><text:span text:style-name="T8">2</text:span><text:span text:style-name="T30">) along the curve x</text:span><text:span text:style-name="T8">2</text:span><text:span text:style-name="T20">+y</text:span><text:span text:style-name="T8">2</text:span><text:span text:style-name="T20">=2.</text:span></text:p>
      <text:p text:style-name="P3"><text:span text:style-name="T20"/></text:p>
      <text:p text:style-name="P3">Q10 – <text:span text:style-name="T31">Is the function f(x,y) = sin(x) + 7y separable? What is the integral over the domain 0</text:span><text:span text:style-name="T33">≤</text:span><text:span text:style-name="T35">x</text:span><text:span text:style-name="T33">≤</text:span><text:span text:style-name="T35">3, 0</text:span><text:span text:style-name="T33">≤</text:span><text:span text:style-name="T35">y</text:span><text:span text:style-name="T33">≤</text:span><text:span text:style-name="T35">x?</text:span></text:p>
      <text:p text:style-name="P3"><text:span text:style-name="T35"/></text:p>
      <text:p text:style-name="P3">Q11 – <text:span text:style-name="T32">Convert the following points from Cartesian to both cylindrical and spherical.</text:span></text:p>
      <text:list text:style-name="L1">
        <text:list-item>
          <text:p text:style-name="P6"><text:soft-page-break/>(2,3,-9)</text:p>
        </text:list-item>
        <text:list-item>
          <text:p text:style-name="P6">(0,0,42)</text:p>
        </text:list-item>
        <text:list-item>
          <text:p text:style-name="P6">(-3,4,-2)</text:p>
        </text:list-item>
      </text:list>
      <text:p text:style-name="P7"/>
      <text:p text:style-name="P3">Q12 – <text:span text:style-name="T32">What is the integral of the equation f(x,y,z) = 5xy, over the cylinder with a diameter of 8 and a height of 3?</text:span></text:p>
      <text:p text:style-name="P3"/>
      <text:p text:style-name="P3">Q13 – <text:span text:style-name="T32">What is the integral of the equation f</text:span><text:span text:style-name="T38">(x,y,z)</text:span><text:span text:style-name="T32"> </text:span><text:span text:style-name="T38">= 7yz,</text:span><text:span text:style-name="T37"> over the sphere of radius 6?</text:span></text:p>
      <text:p text:style-name="P3"><text:span text:style-name="T37"/></text:p>
      <text:p text:style-name="P3">Q14 – <text:span text:style-name="T38">Is the vector field F = (e</text:span><text:span text:style-name="T9">x</text:span><text:span text:style-name="T22">)i + (2xy)j + (z-x)k conservative? If so, what is the potential?</text:span></text:p>
      <text:p text:style-name="P3"><text:span text:style-name="T22"/></text:p>
      <text:p text:style-name="P3">Q15 – <text:span text:style-name="T38">What is the potential function for Q14?</text:span></text:p>
      <text:p text:style-name="P3"/>
      <text:p text:style-name="P3">Q16 – <text:span text:style-name="T38">Given the potential function 5xe</text:span><text:span text:style-name="T9">y+z</text:span><text:span text:style-name="T22">, what is the associated conservative vector function?</text:span></text:p>
      <text:p text:style-name="P3"><text:span text:style-name="T22"/></text:p>
      <text:p text:style-name="P3">Q17 – <text:span text:style-name="T38">What is the integral of the vector function from Q16, along the curve </text:span><text:span text:style-name="T39">r(t) = [t,t</text:span><text:span text:style-name="T10">2</text:span><text:span text:style-name="T23">,t], from the point (0,0,0) to the point (4,16,4)?</text:span></text:p>
      <text:p text:style-name="P3"><text:span text:style-name="T23"/></text:p>
      <text:p text:style-name="P5"><text:span text:style-name="T1">Q18 - </text:span>Use Green’s theorem to evaluate the line integral <text:span text:style-name="T34">∫</text:span><text:span text:style-name="T40">C </text:span><text:span text:style-name="T21">-y/(x</text:span><text:span text:style-name="T11">2</text:span><text:span text:style-name="T21">+y</text:span><text:span text:style-name="T11">2</text:span><text:span text:style-name="T21">) </text:span><text:span text:style-name="T15">dx</text:span> + <text:span text:style-name="T34">∫</text:span><text:span text:style-name="T41">C</text:span><text:span text:style-name="T36"> </text:span>x/<text:span text:style-name="T39">(x</text:span><text:span text:style-name="T10">2</text:span><text:span text:style-name="T23"> + y</text:span><text:span text:style-name="T10">2</text:span><text:span text:style-name="T23">)</text:span> dy where C is the arc of the parabola y = <text:span text:style-name="T39">0.25 </text:span>x<text:span text:style-name="T10">2</text:span> + 1 from (-2, 2) to (2, 2).</text:p>
      <text:p text:style-name="P5"/>
      <text:p text:style-name="P3">Q19 – <text:span text:style-name="T42">Let S be the unit sphere, centered on the origin oriented by the outward pointing normal. What is the flux of the vector function F = (x)i + (y)j + (z</text:span><text:span text:style-name="T12">2</text:span><text:span text:style-name="T24">)k?</text:span></text:p>
      <text:p text:style-name="P3"><text:span text:style-name="T24"/></text:p>
      <text:p text:style-name="P5"><text:span text:style-name="T1">Q20 – </text:span><text:span text:style-name="T42">Find the surface area </text:span>of the part of the paraboloid z = a<text:span text:style-name="T12">2</text:span><text:span text:style-name="T24"> -</text:span> x<text:span text:style-name="T12">2</text:span> - y<text:span text:style-name="T12">2</text:span> which lies above the xy–plane.</text:p>
      <text:p text:style-name="P3"/>
      <text:h text:style-name="P1" text:outline-level="1">Bonus</text:h>
      <text:p text:style-name="P4">BQ1 – <text:span text:style-name="T42">What is the fundamental theorem of line integrals?</text:span></text:p>
      <text:p text:style-name="P4"/>
      <text:p text:style-name="P4">BQ2 – <text:span text:style-name="T42">Find the tangent plane to the unit sphere at the point (1,0,0).</text:span></text:p>
      <text:p text:style-name="P4"/>
      <text:p text:style-name="P4"><text:soft-page-break/>BQ3 – <text:span text:style-name="T43">Using the chain rule, what is the second derivative of f(x,y) = e</text:span><text:span text:style-name="T13">xy</text:span><text:span text:style-name="T25"> + y with respect to t, where x = sin(t) and y = cos(t).</text:span></text:p>
      <text:p text:style-name="P4"><text:span text:style-name="T25"/></text:p>
      <text:p text:style-name="P4">BQ4 – <text:span text:style-name="T43">What is the shape of the object defined by the equation f(x,y,z) = x</text:span><text:span text:style-name="T13">2</text:span><text:span text:style-name="T25"> + 2x – y</text:span><text:span text:style-name="T13">2</text:span><text:span text:style-name="T25"> – 5z + z</text:span><text:span text:style-name="T13">2</text:span><text:span text:style-name="T25"> ? Where is the center of this object?</text:span></text:p>
      <text:p text:style-name="P4"><text:span text:style-name="T25"/></text:p>
      <text:p text:style-name="P4">BQ5 – <text:span text:style-name="T44">What are the tangent vectors for the surface x</text:span><text:span text:style-name="T14">3</text:span><text:span text:style-name="T26">-12y</text:span><text:span text:style-name="T14">2</text:span><text:span text:style-name="T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8T21:15:48.400301797</meta:creation-date>
    <meta:print-date>2024-07-28T23:05:45.898162726</meta:print-date>
    <meta:printed-by>PDF files</meta:printed-by>
    <dc:date>2024-07-28T23:43:35.531674527</dc:date>
    <meta:editing-duration>PT11M48S</meta:editing-duration>
    <meta:editing-cycles>1</meta:editing-cycles>
    <meta:document-statistic meta:table-count="0" meta:image-count="0" meta:object-count="0" meta:page-count="3" meta:paragraph-count="31" meta:word-count="519" meta:character-count="2772" meta:non-whitespace-character-count="2260"/>
    <meta:generator>LibreOffice/24.2.4.2$Linux_X86_64 LibreOffice_project/420$Build-2</meta:generator>
  </office:meta>
</office:document-meta>
</file>